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D4000001CF10F78179.png" manifest:media-type=""/>
  <manifest:file-entry manifest:full-path="Pictures/10000201000002D4000001CFFE842363.png" manifest:media-type=""/>
  <manifest:file-entry manifest:full-path="Pictures/10000201000002D4000001CF60887B25.png" manifest:media-type=""/>
  <manifest:file-entry manifest:full-path="Pictures/10000201000002D4000001CF487C160A.png" manifest:media-type=""/>
  <manifest:file-entry manifest:full-path="Pictures/100002010000029E000001CF0FACCE09.png" manifest:media-type=""/>
  <manifest:file-entry manifest:full-path="Pictures/10000201000002D4000001CF745F6D70.png" manifest:media-type=""/>
  <manifest:file-entry manifest:full-path="Pictures/10000201000002D4000001CF1A4D6C4A.png" manifest:media-type=""/>
  <manifest:file-entry manifest:full-path="Pictures/10000201000002D4000001CF5498435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0.871cm" draw:z-index="0"><draw:image xlink:href="Pictures/10000201000002D4000001CF54984357.png" xlink:type="simple" xlink:show="embed" xlink:actuate="onLoad"/></draw:frame></text:p>
      <text:p text:style-name="Standard"/>
      <text:p text:style-name="Standard"><draw:frame draw:style-name="fr1" draw:name="graphics2" text:anchor-type="paragraph" svg:width="17cm" svg:height="10.871cm" draw:z-index="1"><draw:image xlink:href="Pictures/10000201000002D4000001CF1A4D6C4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3" text:anchor-type="paragraph" svg:width="17cm" svg:height="11.748cm" draw:z-index="2"><draw:image xlink:href="Pictures/100002010000029E000001CF0FACCE0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graphics4" text:anchor-type="paragraph" svg:width="17cm" svg:height="10.871cm" draw:z-index="3"><draw:image xlink:href="Pictures/10000201000002D4000001CF60887B25.png" xlink:type="simple" xlink:show="embed" xlink:actuate="onLoad"/></draw:frame></text:p>
      <text:p text:style-name="Standard"/>
      <text:p text:style-name="Standard"><draw:frame draw:style-name="fr1" draw:name="graphics5" text:anchor-type="paragraph" svg:width="17cm" svg:height="10.871cm" draw:z-index="4"><draw:image xlink:href="Pictures/10000201000002D4000001CF60887B25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6" text:anchor-type="paragraph" svg:width="17cm" svg:height="10.871cm" draw:z-index="5"><draw:image xlink:href="Pictures/10000201000002D4000001CF745F6D70.png" xlink:type="simple" xlink:show="embed" xlink:actuate="onLoad"/></draw:frame></text:p>
      <text:p text:style-name="Standard"/>
      <text:p text:style-name="Standard"/>
      <text:p text:style-name="Standard"><draw:frame draw:style-name="fr2" draw:name="graphics7" text:anchor-type="paragraph" svg:width="17cm" svg:height="10.871cm" draw:z-index="6"><draw:image xlink:href="Pictures/10000201000002D4000001CF10F78179.png" xlink:type="simple" xlink:show="embed" xlink:actuate="onLoad"/></draw:frame><text:soft-page-break/></text:p>
      <text:p text:style-name="Standard"/>
      <text:p text:style-name="Standard"><draw:frame draw:style-name="fr1" draw:name="graphics8" text:anchor-type="paragraph" svg:width="17cm" svg:height="10.871cm" draw:z-index="7"><draw:image xlink:href="Pictures/10000201000002D4000001CFFE842363.png" xlink:type="simple" xlink:show="embed" xlink:actuate="onLoad"/></draw:frame></text:p>
      <text:p text:style-name="Standard"/>
      <text:p text:style-name="Standard"><draw:frame draw:style-name="fr2" draw:name="graphics9" text:anchor-type="paragraph" svg:width="17cm" svg:height="10.871cm" draw:z-index="8"><draw:image xlink:href="Pictures/10000201000002D4000001CF487C160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0T13:29:13</meta:creation-date>
    <dc:date>2013-08-30T13:30:43</dc:date>
    <meta:editing-duration>PT1M9S</meta:editing-duration>
    <meta:editing-cycles>9</meta:editing-cycles>
    <meta:generator>LibreOffice/4.0.2.2$Linux_x86 LibreOffice_project/400m0$Build-2</meta:generator>
    <meta:document-statistic meta:table-count="0" meta:image-count="9" meta:object-count="0" meta:page-count="5" meta:paragraph-count="0" meta:word-count="0" meta:character-count="0" meta:non-whitespace-character-count="0"/>
  </office:meta>
</office:document-meta>
</file>